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2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3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4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5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6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7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8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9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10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11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12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13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14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15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16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17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18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19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20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21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22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23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24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25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26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27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28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29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30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31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32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33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34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35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36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37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38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39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40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41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42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43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44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45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46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47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48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49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50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51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52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53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54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55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56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57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58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59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60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1_61" style:family="text"/>
    <style:style style:name="T1_62" style:family="text">
      <style:text-properties fo:color="#1155c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63" style:family="text"/>
    <style:style style:name="T1_64" style:family="text">
      <style:text-properties fo:color="#1155c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65" style:family="text"/>
    <style:style style:name="T1_66" style:family="text">
      <style:text-properties fo:color="#1155c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67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color="#ff0000" fo:font-size="14pt" style:font-size-asian="14pt" style:font-size-complex="1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3_2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3_3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3_4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3_5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3_6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3_7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3_8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3_9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3_10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3_11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3_12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3_13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3_14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3_15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3_16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3_17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3_18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3_19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3_20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3_21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3_22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3_23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3_24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Title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Title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Heading_20_1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style="italic" style:font-style-asian="italic" style:font-style-complex="italic"/>
    </style:style>
    <style:style style:name="T11_2" style:family="text">
      <style:text-properties fo:font-style="italic" style:font-style-asian="italic" style:font-style-complex="italic"/>
    </style:style>
    <style:style style:name="T11_3" style:family="text">
      <style:text-properties fo:font-style="italic" style:font-style-asian="italic" style:font-style-complex="italic"/>
    </style:style>
    <style:style style:name="T11_4" style:family="text">
      <style:text-properties fo:font-style="italic" style:font-style-asian="italic" style:font-style-complex="italic"/>
    </style:style>
    <style:style style:name="T11_5" style:family="text">
      <style:text-properties fo:font-style="italic" style:font-style-asian="italic" style:font-style-complex="italic"/>
    </style:style>
    <style:style style:name="T11_6" style:family="text">
      <style:text-properties fo:font-style="italic" style:font-style-asian="italic" style:font-style-complex="italic"/>
    </style:style>
    <style:style style:name="T11_7" style:family="text">
      <style:text-properties fo:font-style="italic" style:font-style-asian="italic" style:font-style-complex="italic"/>
    </style:style>
    <style:style style:name="T11_8" style:family="text">
      <style:text-properties fo:font-style="italic" style:font-style-asian="italic" style:font-style-complex="italic"/>
    </style:style>
    <style:style style:name="T11_9" style:family="text">
      <style:text-properties fo:font-style="italic" style:font-style-asian="italic" style:font-style-complex="italic"/>
    </style:style>
    <style:style style:name="T11_10" style:family="text">
      <style:text-properties fo:font-style="italic" style:font-style-asian="italic" style:font-style-complex="italic"/>
    </style:style>
    <style:style style:name="T11_11" style:family="text">
      <style:text-properties fo:font-style="italic" style:font-style-asian="italic" style:font-style-complex="italic"/>
    </style:style>
    <style:style style:name="P12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6.059cm"/>
    </style:style>
    <style:style style:name="Column2" style:family="table-column">
      <style:table-column-properties style:column-width="10.451cm"/>
    </style:style>
    <style:style style:name="Row1" style:family="table-row"/>
    <style:style style:name="Cell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Heading_20_1">
      <style:paragraph-properties fo:break-before="auto" fo:line-height="115%" style:writing-mode="lr-tb"/>
    </style:style>
    <style:style style:name="P26" style:family="paragraph" style:parent-style-name="Heading_20_1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style="italic" style:font-style-asian="italic" style:font-style-complex="italic"/>
    </style:style>
    <style:style style:name="T27_2" style:family="text">
      <style:text-properties fo:font-style="italic" style:font-style-asian="italic" style:font-style-complex="italic"/>
    </style:style>
    <style:style style:name="T27_3" style:family="text">
      <style:text-properties fo:font-style="italic" style:font-style-asian="italic" style:font-style-complex="italic"/>
    </style:style>
    <style:style style:name="T27_4" style:family="text">
      <style:text-properties fo:font-style="italic" style:font-style-asian="italic" style:font-style-complex="italic"/>
    </style:style>
    <style:style style:name="T27_5" style:family="text">
      <style:text-properties fo:font-style="italic" style:font-style-asian="italic" style:font-style-complex="italic"/>
    </style:style>
    <style:style style:name="T27_6" style:family="text">
      <style:text-properties fo:font-style="italic" style:font-style-asian="italic" style:font-style-complex="italic"/>
    </style:style>
    <style:style style:name="T27_7" style:family="text">
      <style:text-properties fo:font-style="italic" style:font-style-asian="italic" style:font-style-complex="italic"/>
    </style:style>
    <style:style style:name="T27_8" style:family="text">
      <style:text-properties fo:font-style="italic" style:font-style-asian="italic" style:font-style-complex="italic"/>
    </style:style>
    <style:style style:name="T27_9" style:family="text">
      <style:text-properties fo:font-style="italic" style:font-style-asian="italic" style:font-style-complex="italic"/>
    </style:style>
    <style:style style:name="T27_10" style:family="text">
      <style:text-properties fo:font-style="italic" style:font-style-asian="italic" style:font-style-complex="italic"/>
    </style:style>
    <style:style style:name="T27_11" style:family="text">
      <style:text-properties fo:font-style="italic" style:font-style-asian="italic" style:font-style-complex="italic"/>
    </style:style>
    <style:style style:name="P28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22.86cm" fo:margin-left="0cm"/>
    </style:style>
    <style:style style:name="Column3" style:family="table-column">
      <style:table-column-properties style:column-width="6.112cm"/>
    </style:style>
    <style:style style:name="Column4" style:family="table-column">
      <style:table-column-properties style:column-width="5.927cm"/>
    </style:style>
    <style:style style:name="Column5" style:family="table-column">
      <style:table-column-properties style:column-width="10.821cm"/>
    </style:style>
    <style:style style:name="Row6" style:family="table-row"/>
    <style:style style:name="Cell1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7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Use</text:span><text:span text:style-name="T1_2"><text:s/></text:span><text:span text:style-name="T1_3">this</text:span><text:span text:style-name="T1_4"><text:s/></text:span><text:span text:style-name="T1_5">document</text:span><text:span text:style-name="T1_6"><text:s/></text:span><text:span text:style-name="T1_7">to</text:span><text:span text:style-name="T1_8"><text:s/></text:span><text:span text:style-name="T1_9">provide</text:span><text:span text:style-name="T1_10"><text:s/></text:span><text:span text:style-name="T1_11">us</text:span><text:span text:style-name="T1_12"><text:s/></text:span><text:span text:style-name="T1_13">with</text:span><text:span text:style-name="T1_14"><text:s/></text:span><text:span text:style-name="T1_15">resources</text:span><text:span text:style-name="T1_16"><text:s/></text:span><text:span text:style-name="T1_17">you</text:span><text:span text:style-name="T1_18"><text:s/></text:span><text:span text:style-name="T1_19">would</text:span><text:span text:style-name="T1_20"><text:s/></text:span><text:span text:style-name="T1_21">like</text:span><text:span text:style-name="T1_22"><text:s/></text:span><text:span text:style-name="T1_23">to</text:span><text:span text:style-name="T1_24"><text:s/></text:span><text:span text:style-name="T1_25">be</text:span><text:span text:style-name="T1_26"><text:s/></text:span><text:span text:style-name="T1_27">publicly</text:span><text:span text:style-name="T1_28"><text:s/></text:span><text:span text:style-name="T1_29">available</text:span><text:span text:style-name="T1_30"><text:s/></text:span><text:span text:style-name="T1_31">to</text:span><text:span text:style-name="T1_32"><text:s/></text:span><text:span text:style-name="T1_33">all</text:span><text:span text:style-name="T1_34"><text:s/></text:span><text:span text:style-name="T1_35">DMPTool</text:span><text:span text:style-name="T1_36"><text:s/></text:span><text:span text:style-name="T1_37">users</text:span><text:span text:style-name="T1_38">.<text:s/></text:span><text:span text:style-name="T1_39">For</text:span><text:span text:style-name="T1_40"><text:s/></text:span><text:span text:style-name="T1_41">more</text:span><text:span text:style-name="T1_42"><text:s/></text:span><text:span text:style-name="T1_43">information</text:span><text:span text:style-name="T1_44"><text:s/></text:span><text:span text:style-name="T1_45">on</text:span><text:span text:style-name="T1_46"><text:s/></text:span><text:span text:style-name="T1_47">resources</text:span><text:span text:style-name="T1_48"><text:s/></text:span><text:span text:style-name="T1_49">and</text:span><text:span text:style-name="T1_50"><text:s/></text:span><text:span text:style-name="T1_51">where</text:span><text:span text:style-name="T1_52"><text:s/></text:span><text:span text:style-name="T1_53">they</text:span><text:span text:style-name="T1_54"><text:s/></text:span><text:span text:style-name="T1_55">appear</text:span><text:span text:style-name="T1_56">,<text:s/></text:span><text:span text:style-name="T1_57">see</text:span><text:span text:style-name="T1_58"><text:s/></text:span><text:span text:style-name="T1_59">our</text:span><text:span text:style-name="T1_60"><text:s/></text:span><text:span text:style-name="T1_61"><text:a xlink:type="simple" xlink:href="https://github.com/CDLUC3/dmptool/wiki/Resources-Chart"><text:span text:style-name="T1_62">resources</text:span></text:a></text:span><text:span text:style-name="T1_63"><text:a xlink:type="simple" xlink:href="https://github.com/CDLUC3/dmptool/wiki/Resources-Chart"><text:span text:style-name="T1_64"><text:s/></text:span></text:a></text:span><text:span text:style-name="T1_65"><text:a xlink:type="simple" xlink:href="https://github.com/CDLUC3/dmptool/wiki/Resources-Chart"><text:span text:style-name="T1_66">chart</text:span></text:a></text:span><text:span text:style-name="T1_67">.<text:s/></text:span></text:p>
      <text:p text:style-name="P2"/>
      <text:p text:style-name="P3"><text:span text:style-name="T3_1">Once</text:span><text:span text:style-name="T3_2"><text:s/></text:span><text:span text:style-name="T3_3">you</text:span><text:span text:style-name="T3_4">’</text:span><text:span text:style-name="T3_5">ve</text:span><text:span text:style-name="T3_6"><text:s/></text:span><text:span text:style-name="T3_7">completed</text:span><text:span text:style-name="T3_8"><text:s/></text:span><text:span text:style-name="T3_9">this</text:span><text:span text:style-name="T3_10"><text:s/></text:span><text:span text:style-name="T3_11">document</text:span><text:span text:style-name="T3_12">,<text:s/></text:span><text:span text:style-name="T3_13">email</text:span><text:span text:style-name="T3_14"><text:s/></text:span><text:span text:style-name="T3_15">it</text:span><text:span text:style-name="T3_16"><text:s/></text:span><text:span text:style-name="T3_17">to</text:span><text:span text:style-name="T3_18"><text:s/></text:span><text:span text:style-name="T3_19">uc</text:span><text:span text:style-name="T3_20">3@</text:span><text:span text:style-name="T3_21">ucop</text:span><text:span text:style-name="T3_22">.</text:span><text:span text:style-name="T3_23">edu</text:span><text:span text:style-name="T3_24">.</text:span></text:p>
      <text:p text:style-name="P4"/>
      <text:p text:style-name="P5"><text:bookmark-start text:name="h.bjmdoqwwoivd"/><text:bookmark-end text:name="h.bjmdoqwwoivd"/><text:span text:style-name="T5_1">Your</text:span><text:span text:style-name="T5_2"><text:s/></text:span><text:span text:style-name="T5_3">name</text:span><text:span text:style-name="T5_4">:<text:s/></text:span></text:p>
      <text:p text:style-name="P6"/>
      <text:p text:style-name="P7"><text:bookmark-start text:name="h.4odb14mcoln3"/><text:bookmark-end text:name="h.4odb14mcoln3"/><text:span text:style-name="T7_1">Template</text:span><text:span text:style-name="T7_2"><text:s/></text:span><text:span text:style-name="T7_3">name</text:span><text:span text:style-name="T7_4">:</text:span></text:p>
      <text:p text:style-name="P8"/>
      <text:p text:style-name="P9"/>
      <text:h text:style-name="P10" text:outline-level="10"><text:bookmark-start text:name="h.rzog7yaqfpvw"/><text:bookmark-end text:name="h.rzog7yaqfpvw"/><text:span text:style-name="T10_1">Template</text:span><text:span text:style-name="T10_2">-</text:span><text:span text:style-name="T10_3">level</text:span><text:span text:style-name="T10_4"><text:s/></text:span><text:span text:style-name="T10_5">resources</text:span><text:span text:style-name="T10_6"><text:s/>(</text:span><text:span text:style-name="T10_7">appear</text:span><text:span text:style-name="T10_8"><text:s/></text:span><text:span text:style-name="T10_9">on</text:span><text:span text:style-name="T10_10"><text:s/></text:span><text:span text:style-name="T10_11">all</text:span><text:span text:style-name="T10_12"><text:s/></text:span><text:span text:style-name="T10_13">questions</text:span><text:span text:style-name="T10_14"><text:s/></text:span><text:span text:style-name="T10_15">of</text:span><text:span text:style-name="T10_16"><text:s/></text:span><text:span text:style-name="T10_17">template</text:span><text:span text:style-name="T10_18">)</text:span></text:h>
      <text:p text:style-name="P11"><text:span text:style-name="T11_1">add</text:span><text:span text:style-name="T11_2"><text:s/></text:span><text:span text:style-name="T11_3">as</text:span><text:span text:style-name="T11_4"><text:s/></text:span><text:span text:style-name="T11_5">many</text:span><text:span text:style-name="T11_6"><text:s/></text:span><text:span text:style-name="T11_7">rows</text:span><text:span text:style-name="T11_8"><text:s/></text:span><text:span text:style-name="T11_9">as</text:span><text:span text:style-name="T11_10"><text:s/></text:span><text:span text:style-name="T11_11">needed</text:span></text:p>
      <text:p text:style-name="P12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3"><text:span text:style-name="T13_1">Resource</text:span><text:span text:style-name="T13_2"><text:s/></text:span><text:span text:style-name="T13_3">type</text:span><text:span text:style-name="T13_4">:<text:s/></text:span><text:span text:style-name="T13_5">Link</text:span><text:span text:style-name="T13_6"><text:s/></text:span><text:span text:style-name="T13_7">or</text:span><text:span text:style-name="T13_8"><text:s/></text:span><text:span text:style-name="T13_9">Text</text:span></text:p>
          </table:table-cell>
          <table:table-cell table:style-name="Cell2">
            <text:p text:style-name="P14"><text:span text:style-name="T14_1">Resource</text:span><text:span text:style-name="T14_2"><text:s/></text:span><text:span text:style-name="T14_3">content</text:span></text:p>
            <text:p text:style-name="P15"><text:span text:style-name="T15_1">For</text:span><text:span text:style-name="T15_2"><text:s/></text:span><text:span text:style-name="T15_3">link</text:span><text:span text:style-name="T15_4"><text:s/></text:span><text:span text:style-name="T15_5">provide</text:span><text:span text:style-name="T15_6"><text:s/></text:span><text:span text:style-name="T15_7">URL</text:span><text:span text:style-name="T15_8"><text:s/>+<text:s/></text:span><text:span text:style-name="T15_9">display</text:span><text:span text:style-name="T15_10"><text:s/></text:span><text:span text:style-name="T15_11">text</text:span></text:p>
          </table:table-cell>
        </table:table-row>
        <table:table-row table:style-name="Row2">
          <table:table-cell table:style-name="Cell3">
            <text:p text:style-name="P16"/>
          </table:table-cell>
          <table:table-cell table:style-name="Cell4">
            <text:p text:style-name="P17"/>
          </table:table-cell>
        </table:table-row>
        <table:table-row table:style-name="Row3">
          <table:table-cell table:style-name="Cell5">
            <text:p text:style-name="P18"/>
          </table:table-cell>
          <table:table-cell table:style-name="Cell6">
            <text:p text:style-name="P19"/>
          </table:table-cell>
        </table:table-row>
        <table:table-row table:style-name="Row4">
          <table:table-cell table:style-name="Cell7">
            <text:p text:style-name="P20"/>
          </table:table-cell>
          <table:table-cell table:style-name="Cell8">
            <text:p text:style-name="P21"/>
          </table:table-cell>
        </table:table-row>
        <table:table-row table:style-name="Row5">
          <table:table-cell table:style-name="Cell9">
            <text:p text:style-name="P22"/>
          </table:table-cell>
          <table:table-cell table:style-name="Cell10">
            <text:p text:style-name="P23"/>
          </table:table-cell>
        </table:table-row>
      </table:table>
      <text:p text:style-name="P24"/>
      <text:h text:style-name="P25" text:outline-level="10"><text:bookmark-start text:name="h.viz8j71t6p0f"/><text:bookmark-end text:name="h.viz8j71t6p0f"/></text:h>
      <text:h text:style-name="P26" text:outline-level="10"><text:bookmark-start text:name="h.7y8v6x1uct5f"/><text:bookmark-end text:name="h.7y8v6x1uct5f"/><text:span text:style-name="T26_1">Requirement</text:span><text:span text:style-name="T26_2">-</text:span><text:span text:style-name="T26_3">level</text:span><text:span text:style-name="T26_4"><text:s/></text:span><text:span text:style-name="T26_5">resources</text:span></text:h>
      <text:p text:style-name="P27"><text:span text:style-name="T27_1">add</text:span><text:span text:style-name="T27_2"><text:s/></text:span><text:span text:style-name="T27_3">as</text:span><text:span text:style-name="T27_4"><text:s/></text:span><text:span text:style-name="T27_5">many</text:span><text:span text:style-name="T27_6"><text:s/></text:span><text:span text:style-name="T27_7">rows</text:span><text:span text:style-name="T27_8"><text:s/></text:span><text:span text:style-name="T27_9">as</text:span><text:span text:style-name="T27_10"><text:s/></text:span><text:span text:style-name="T27_11">needed</text:span></text:p>
      <text:p text:style-name="P28"/>
      <table:table table:style-name="Table2">
        <table:table-column table:style-name="Column3"/>
        <table:table-column table:style-name="Column4"/>
        <table:table-column table:style-name="Column5"/>
        <table:table-row table:style-name="Row6">
          <table:table-cell table:style-name="Cell11">
            <text:p text:style-name="P29"><text:span text:style-name="T29_1">Question</text:span><text:span text:style-name="T29_2">/</text:span><text:span text:style-name="T29_3">requirement</text:span><text:span text:style-name="T29_4"><text:s/></text:span><text:span text:style-name="T29_5">where</text:span><text:span text:style-name="T29_6"><text:s/></text:span><text:span text:style-name="T29_7">resource</text:span><text:span text:style-name="T29_8"><text:s/></text:span><text:span text:style-name="T29_9">should</text:span><text:span text:style-name="T29_10"><text:s/></text:span><text:span text:style-name="T29_11">appear</text:span></text:p>
          </table:table-cell>
          <table:table-cell table:style-name="Cell12">
            <text:p text:style-name="P30"><text:span text:style-name="T30_1">Resource</text:span><text:span text:style-name="T30_2"><text:s/></text:span><text:span text:style-name="T30_3">type</text:span><text:span text:style-name="T30_4">:<text:s/></text:span></text:p>
            <text:list text:style-name="LS1" xml:id="list0">
              <text:list-item>
                <text:p text:style-name="P31"><text:span text:style-name="T31_1">Link</text:span></text:p>
              </text:list-item>
              <text:list-item>
                <text:p text:style-name="P32"><text:span text:style-name="T32_1">Text</text:span></text:p>
              </text:list-item>
              <text:list-item>
                <text:p text:style-name="P33"><text:span text:style-name="T33_1">Suggested</text:span><text:span text:style-name="T33_2"><text:s/></text:span><text:span text:style-name="T33_3">answer</text:span></text:p>
              </text:list-item>
              <text:list-item>
                <text:p text:style-name="P34"><text:span text:style-name="T34_1">Example</text:span><text:span text:style-name="T34_2"><text:s/></text:span><text:span text:style-name="T34_3">response</text:span></text:p>
              </text:list-item>
            </text:list>
          </table:table-cell>
          <table:table-cell table:style-name="Cell13">
            <text:p text:style-name="P35"><text:span text:style-name="T35_1">Resource</text:span><text:span text:style-name="T35_2"><text:s/></text:span><text:span text:style-name="T35_3">content</text:span></text:p>
            <text:p text:style-name="P36"/>
            <text:p text:style-name="P37"><text:span text:style-name="T37_1">For</text:span><text:span text:style-name="T37_2"><text:s/></text:span><text:span text:style-name="T37_3">link</text:span><text:span text:style-name="T37_4"><text:s/></text:span><text:span text:style-name="T37_5">provide</text:span><text:span text:style-name="T37_6"><text:s/></text:span><text:span text:style-name="T37_7">URL</text:span><text:span text:style-name="T37_8"><text:s/>+<text:s/></text:span><text:span text:style-name="T37_9">display</text:span><text:span text:style-name="T37_10"><text:s/></text:span><text:span text:style-name="T37_11">text</text:span></text:p>
            <text:p text:style-name="P38"/>
          </table:table-cell>
        </table:table-row>
        <table:table-row table:style-name="Row7">
          <table:table-cell table:style-name="Cell14">
            <text:p text:style-name="P39"/>
          </table:table-cell>
          <table:table-cell table:style-name="Cell15">
            <text:p text:style-name="P40"/>
          </table:table-cell>
          <table:table-cell table:style-name="Cell16">
            <text:p text:style-name="P41"/>
          </table:table-cell>
        </table:table-row>
        <table:table-row table:style-name="Row8">
          <table:table-cell table:style-name="Cell17">
            <text:p text:style-name="P42"/>
          </table:table-cell>
          <table:table-cell table:style-name="Cell18">
            <text:p text:style-name="P43"/>
          </table:table-cell>
          <table:table-cell table:style-name="Cell19">
            <text:p text:style-name="P44"/>
          </table:table-cell>
        </table:table-row>
        <table:table-row table:style-name="Row9">
          <table:table-cell table:style-name="Cell20">
            <text:p text:style-name="P45"/>
          </table:table-cell>
          <table:table-cell table:style-name="Cell21">
            <text:p text:style-name="P46"/>
          </table:table-cell>
          <table:table-cell table:style-name="Cell22">
            <text:p text:style-name="P47"/>
          </table:table-cell>
        </table:table-row>
        <table:table-row table:style-name="Row10">
          <table:table-cell table:style-name="Cell23">
            <text:p text:style-name="P48"/>
          </table:table-cell>
          <table:table-cell table:style-name="Cell24">
            <text:p text:style-name="P49"/>
          </table:table-cell>
          <table:table-cell table:style-name="Cell25">
            <text:p text:style-name="P50"/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7.94cm" fo:page-height="21.59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